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Deserializer.deserialze( DefaultJSONParser parser , Type clazz , Object fieldName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3">
            <text:p text:style-name="Table_20_Contents">43</text:p>
          </table:table-cell>
          <table:table-cell office:value-type="float" office:value="90">
            <text:p text:style-name="Table_20_Contents"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